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860000010431779ADD.png"/>
  <manifest:file-entry manifest:media-type="image/png" manifest:full-path="Pictures/10000000000000200000002000309F1C.png"/>
  <manifest:file-entry manifest:media-type="image/png" manifest:full-path="Pictures/10000201000000CA0000002A28B24B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marker-start="Arrow"/>
    </style:style>
    <style:style style:name="gr5" style:family="graphic" style:parent-style-name="standard">
      <style:graphic-properties draw:stroke="dash" draw:stroke-dash="Fine_20_Dashed_20__28_var_29_" draw:marker-start="Arrow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25cm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75cm"/>
    </style:style>
    <style:style style:name="gr14" style:family="graphic" style:parent-style-name="standard">
      <style:graphic-properties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cm"/>
    </style:style>
    <style:style style:name="gr18" style:family="graphic" style:parent-style-name="standard">
      <style:graphic-properties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87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5cm" svg:height="9cm" svg:x="2.175cm" svg:y="6.7cm">
            <draw:image xlink:href="Pictures/10000201000001860000010431779ADD.png" xlink:type="simple" xlink:show="embed" xlink:actuate="onLoad">
              <text:p/>
            </draw:image>
          </draw:frame>
          <draw:custom-shape draw:style-name="gr2" draw:text-style-name="P1" draw:layer="layout" svg:width="13.5cm" svg:height="9cm" svg:x="2.175cm" svg:y="6.7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2.5cm" svg:y1="6.75cm" svg:x2="2.5cm" svg:y2="17.75cm">
          <text:p/>
        </draw:line>
        <draw:line draw:style-name="gr3" draw:text-style-name="P2" draw:layer="layout" svg:x1="2.175cm" svg:y1="6.7cm" svg:x2="2.175cm" svg:y2="16.575cm">
          <text:p/>
        </draw:line>
        <draw:line draw:style-name="gr3" draw:text-style-name="P2" draw:layer="layout" svg:x1="6.663cm" svg:y1="6.75cm" svg:x2="6.663cm" svg:y2="17.75cm">
          <text:p/>
        </draw:line>
        <draw:line draw:style-name="gr4" draw:layer="layout" svg:x1="8.75cm" svg:y1="9.125cm" svg:x2="8.75cm" svg:y2="16.625cm">
          <text:p/>
        </draw:line>
        <draw:line draw:style-name="gr5" draw:text-style-name="P2" draw:layer="layout" svg:x1="10.775cm" svg:y1="12cm" svg:x2="10.775cm" svg:y2="17.5cm">
          <text:p/>
        </draw:line>
        <draw:line draw:style-name="gr5" draw:text-style-name="P2" draw:layer="layout" svg:x1="12.875cm" svg:y1="11.975cm" svg:x2="12.875cm" svg:y2="18.6cm">
          <text:p/>
        </draw:line>
        <draw:line draw:style-name="gr3" draw:text-style-name="P2" draw:layer="layout" svg:x1="2.175cm" svg:y1="8.4cm" svg:x2="18.675cm" svg:y2="8.4cm">
          <text:p/>
        </draw:line>
        <draw:line draw:style-name="gr3" draw:text-style-name="P2" draw:layer="layout" svg:x1="2.175cm" svg:y1="6.7cm" svg:x2="18.675cm" svg:y2="6.7cm">
          <text:p/>
        </draw:line>
        <draw:line draw:style-name="gr3" draw:text-style-name="P2" draw:layer="layout" svg:x1="2.175cm" svg:y1="7.1cm" svg:x2="18.675cm" svg:y2="7.1cm">
          <text:p/>
        </draw:line>
        <draw:line draw:style-name="gr3" draw:text-style-name="P2" draw:layer="layout" svg:x1="2.206cm" svg:y1="9.147cm" svg:x2="18.706cm" svg:y2="9.147cm">
          <text:p/>
        </draw:line>
        <draw:frame draw:style-name="gr6" draw:text-style-name="P2" draw:layer="layout" svg:width="14.344cm" svg:height="2.98cm" svg:x="3.031cm" svg:y="21.77cm">
          <draw:image xlink:href="Pictures/10000201000000CA0000002A28B24B9B.png" xlink:type="simple" xlink:show="embed" xlink:actuate="onLoad">
            <text:p/>
          </draw:image>
        </draw:frame>
        <draw:line draw:style-name="gr3" draw:text-style-name="P2" draw:layer="layout" svg:x1="4.081cm" svg:y1="23.375cm" svg:x2="11.956cm" svg:y2="23.375cm">
          <text:p/>
        </draw:line>
        <draw:line draw:style-name="gr3" draw:text-style-name="P2" draw:layer="layout" svg:x1="9.081cm" svg:y1="23.625cm" svg:x2="11.956cm" svg:y2="23.625cm">
          <text:p/>
        </draw:line>
        <draw:line draw:style-name="gr3" draw:text-style-name="P2" draw:layer="layout" svg:x1="4.081cm" svg:y1="23.125cm" svg:x2="7.331cm" svg:y2="23.125cm">
          <text:p/>
        </draw:line>
        <draw:line draw:style-name="gr7" draw:text-style-name="P2" draw:layer="layout" svg:x1="1.05cm" svg:y1="16.2cm" svg:x2="2.175cm" svg:y2="16.2cm">
          <text:p/>
        </draw:line>
        <draw:line draw:style-name="gr8" draw:text-style-name="P2" draw:layer="layout" svg:x1="2.497cm" svg:y1="16.2cm" svg:x2="3.175cm" svg:y2="16.2cm">
          <text:p/>
        </draw:line>
        <draw:frame draw:style-name="gr9" draw:text-style-name="P3" draw:layer="layout" svg:width="3.75cm" svg:height="0.875cm" svg:x="3.05cm" svg:y="15.825cm">
          <draw:text-box>
            <text:p text:style-name="P3"><text:span text:style-name="T1">LR_MARGIN</text:span></text:p>
          </draw:text-box>
        </draw:frame>
        <draw:line draw:style-name="gr10" draw:text-style-name="P2" draw:layer="layout" svg:x1="2.55cm" svg:y1="17.325cm" svg:x2="6.675cm" svg:y2="17.325cm">
          <text:p/>
        </draw:line>
        <draw:frame draw:style-name="gr11" draw:text-style-name="P3" draw:layer="layout" svg:width="6.55cm" svg:height="1.25cm" svg:x="1.2cm" svg:y="17.75cm">
          <draw:text-box>
            <text:p text:style-name="P3"><text:span text:style-name="T1">CONF_NAME_LABEL_WIDTH</text:span></text:p>
          </draw:text-box>
        </draw:frame>
        <draw:line draw:style-name="gr3" draw:text-style-name="P2" draw:layer="layout" svg:x1="2.175cm" svg:y1="8.825cm" svg:x2="5.925cm" svg:y2="8.825cm">
          <text:p/>
        </draw:line>
        <draw:line draw:style-name="gr12" draw:text-style-name="P2" draw:layer="layout" svg:x1="5.015cm" svg:y1="7.7cm" svg:x2="5.015cm" svg:y2="9.325cm">
          <text:p/>
        </draw:line>
        <draw:frame draw:style-name="gr13" draw:text-style-name="P3" draw:layer="layout" svg:width="7.875cm" svg:height="0.725cm" svg:x="2cm" svg:y="5.3cm">
          <draw:text-box>
            <text:p text:style-name="P3"><text:span text:style-name="T1">CONF_NAME_LABEL_TOPMARGIN</text:span></text:p>
          </draw:text-box>
        </draw:frame>
        <draw:line draw:style-name="gr7" draw:text-style-name="P2" draw:layer="layout" svg:x1="5cm" svg:y1="6.1cm" svg:x2="5cm" svg:y2="8.475cm">
          <text:p/>
        </draw:line>
        <draw:line draw:style-name="gr8" draw:text-style-name="P2" draw:layer="layout" svg:x1="5cm" svg:y1="8.775cm" svg:x2="5cm" svg:y2="9.525cm">
          <text:p/>
        </draw:line>
        <draw:g>
          <draw:line draw:style-name="gr14" draw:text-style-name="P2" draw:layer="layout" svg:x1="16.125cm" svg:y1="6cm" svg:x2="16.125cm" svg:y2="7.375cm">
            <text:p/>
          </draw:line>
          <draw:line draw:style-name="gr15" draw:text-style-name="P2" draw:layer="layout" svg:x1="16.125cm" svg:y1="7.125cm" svg:x2="16.125cm" svg:y2="8.125cm">
            <text:p/>
          </draw:line>
        </draw:g>
        <draw:line draw:style-name="gr16" draw:text-style-name="P2" draw:layer="layout" svg:x1="16.125cm" svg:y1="6cm" svg:x2="16.125cm" svg:y2="6.75cm">
          <text:p/>
        </draw:line>
        <draw:frame draw:style-name="gr17" draw:text-style-name="P3" draw:layer="layout" svg:width="3.125cm" svg:height="0.75cm" svg:x="15.1cm" svg:y="5.3cm">
          <draw:text-box>
            <text:p text:style-name="P3"><text:span text:style-name="T1">TB_MERGIN</text:span></text:p>
          </draw:text-box>
        </draw:frame>
        <draw:line draw:style-name="gr18" draw:text-style-name="P2" draw:layer="layout" svg:x1="16.875cm" svg:y1="7.875cm" svg:x2="16.875cm" svg:y2="9.5cm">
          <text:p/>
        </draw:line>
        <draw:line draw:style-name="gr7" draw:text-style-name="P2" draw:layer="layout" svg:x1="16.875cm" svg:y1="7.625cm" svg:x2="16.875cm" svg:y2="8.375cm">
          <text:p/>
        </draw:line>
        <draw:line draw:style-name="gr7" draw:text-style-name="P2" draw:layer="layout" svg:x1="16.875cm" svg:y1="9.875cm" svg:x2="16.875cm" svg:y2="9.125cm">
          <text:p/>
        </draw:line>
        <draw:frame draw:style-name="gr17" draw:text-style-name="P3" draw:layer="layout" svg:width="4.5cm" svg:height="0.75cm" svg:x="15.5cm" svg:y="9.875cm">
          <draw:text-box>
            <text:p text:style-name="P3"><text:span text:style-name="T1">BAR_TOP_MERGIN</text:span></text:p>
          </draw:text-box>
        </draw:frame>
        <draw:line draw:style-name="gr3" draw:text-style-name="P2" draw:layer="layout" svg:x1="2.125cm" svg:y1="12.625cm" svg:x2="18.625cm" svg:y2="12.625cm">
          <text:p/>
        </draw:line>
        <draw:line draw:style-name="gr3" draw:text-style-name="P2" draw:layer="layout" svg:x1="2.125cm" svg:y1="14cm" svg:x2="18.625cm" svg:y2="14cm">
          <text:p/>
        </draw:line>
        <draw:line draw:style-name="gr18" draw:text-style-name="P2" draw:layer="layout" svg:x1="16.125cm" svg:y1="12.625cm" svg:x2="16.125cm" svg:y2="14.25cm">
          <text:p/>
        </draw:line>
        <draw:line draw:style-name="gr7" draw:text-style-name="P2" draw:layer="layout" svg:x1="16.125cm" svg:y1="12cm" svg:x2="16.125cm" svg:y2="12.75cm">
          <text:p/>
        </draw:line>
        <draw:line draw:style-name="gr7" draw:text-style-name="P2" draw:layer="layout" svg:x1="16.125cm" svg:y1="14.75cm" svg:x2="16.125cm" svg:y2="14cm">
          <text:p/>
        </draw:line>
        <draw:frame draw:style-name="gr17" draw:text-style-name="P3" draw:layer="layout" svg:width="3.25cm" svg:height="0.75cm" svg:x="16.125cm" svg:y="13cm">
          <draw:text-box>
            <text:p text:style-name="P3"><text:span text:style-name="T1">@grid_height</text:span></text:p>
          </draw:text-box>
        </draw:frame>
        <draw:frame draw:style-name="gr19" draw:text-style-name="P3" draw:layer="layout" svg:width="3.436cm" svg:height="0.725cm" svg:x="7.064cm" svg:y="16.65cm">
          <draw:text-box>
            <text:p><text:span text:style-name="T1">conf_start_date</text:span></text:p>
          </draw:text-box>
        </draw:frame>
        <draw:frame draw:style-name="gr19" draw:text-style-name="P3" draw:layer="layout" svg:width="4.642cm" svg:height="0.725cm" svg:x="8.125cm" svg:y="17.525cm">
          <draw:text-box>
            <text:p><text:span text:style-name="T1">conf_notification_date</text:span></text:p>
          </draw:text-box>
        </draw:frame>
        <draw:frame draw:style-name="gr19" draw:text-style-name="P3" draw:layer="layout" svg:width="3.321cm" svg:height="0.725cm" svg:x="11.125cm" svg:y="18.4cm">
          <draw:text-box>
            <text:p><text:span text:style-name="T1">conf_end_date</text:span></text:p>
          </draw:text-box>
        </draw:frame>
        <draw:frame draw:style-name="gr20" draw:layer="layout" svg:width="15.375cm" svg:height="1.673cm" svg:x="1.25cm" svg:y="1.25cm">
          <draw:text-box>
            <text:p>Conference schedule table length chart</text:p>
            <text:p><text:tab/><text:tab/><text:tab/><text:tab/><text:tab/>2010-06-19 Yamauchi Hitoshi</text:p>
          </draw:text-box>
        </draw:frame>
        <draw:line draw:style-name="gr18" draw:text-style-name="P2" draw:layer="layout" svg:x1="6.581cm" svg:y1="21.375cm" svg:x2="6.581cm" svg:y2="24.125cm">
          <text:p/>
        </draw:line>
        <draw:line draw:style-name="gr7" draw:text-style-name="P2" draw:layer="layout" svg:x1="6.581cm" svg:y1="21.625cm" svg:x2="6.581cm" svg:y2="23.125cm">
          <text:p/>
        </draw:line>
        <draw:line draw:style-name="gr8" draw:text-style-name="P2" draw:layer="layout" svg:x1="6.581cm" svg:y1="23.375cm" svg:x2="6.581cm" svg:y2="24.25cm">
          <text:p/>
        </draw:line>
        <draw:frame draw:style-name="gr19" draw:text-style-name="P3" draw:layer="layout" svg:width="4.642cm" svg:height="0.725cm" svg:x="8.125cm" svg:y="17.526cm">
          <draw:text-box>
            <text:p><text:span text:style-name="T1">conf_notification_date</text:span></text:p>
          </draw:text-box>
        </draw:frame>
        <draw:frame draw:style-name="gr17" draw:text-style-name="P3" draw:layer="layout" svg:width="6.25cm" svg:height="0.75cm" svg:x="4.081cm" svg:y="20.625cm">
          <draw:text-box>
            <text:p text:style-name="P3"><text:span text:style-name="T1">BAR_LABEL_T_MARGIN</text:span></text:p>
          </draw:text-box>
        </draw:frame>
        <draw:frame draw:style-name="gr19" draw:text-style-name="P3" draw:layer="layout" svg:width="4.642cm" svg:height="0.725cm" svg:x="8.125cm" svg:y="17.526cm">
          <draw:text-box>
            <text:p><text:span text:style-name="T1">conf_notification_date</text:span></text:p>
          </draw:text-box>
        </draw:frame>
        <draw:line draw:style-name="gr18" draw:text-style-name="P2" draw:layer="layout" svg:x1="11.706cm" svg:y1="22.625cm" svg:x2="11.706cm" svg:y2="24.5cm">
          <text:p/>
        </draw:line>
        <draw:line draw:style-name="gr7" draw:text-style-name="P2" draw:layer="layout" svg:x1="11.706cm" svg:y1="22.375cm" svg:x2="11.706cm" svg:y2="23.375cm">
          <text:p/>
        </draw:line>
        <draw:line draw:style-name="gr8" draw:text-style-name="P2" draw:layer="layout" svg:x1="11.706cm" svg:y1="23.625cm" svg:x2="11.706cm" svg:y2="24.875cm">
          <text:p/>
        </draw:line>
        <draw:frame draw:style-name="gr17" draw:text-style-name="P3" draw:layer="layout" svg:width="5.5cm" svg:height="0.75cm" svg:x="8.956cm" svg:y="24.875cm">
          <draw:text-box>
            <text:p text:style-name="P3"><text:span text:style-name="T1">BAR_LABEL_B_MAR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6-19T21:17:28</dc:date>
    <meta:generator>OpenOffice.org/3.0$Unix OpenOffice.org_project/300m15$Build-9379</meta:generator>
    <meta:editing-duration>PT00H57M52S</meta:editing-duration>
    <meta:editing-cycles>13</meta:editing-cycles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